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1b1918" draw:stroke-linejoin="miter" svg:stroke-linecap="butt" draw:fill="solid" draw:fill-color="#c8c8c8" fo:padding-top="0.14cm" fo:padding-bottom="0.14cm" fo:padding-left="0.265cm" fo:padding-right="0.265cm" draw:shadow="hidden" loext:decorative="false"/>
    </style:style>
    <style:style style:name="gr2" style:family="graphic" style:parent-style-name="standard">
      <style:graphic-properties draw:stroke="none" draw:fill="none" fo:min-height="0.949cm" fo:min-width="2.5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475cm" fo:min-width="2.5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shadow="hidden" loext:decorative="false"/>
    </style:style>
    <style:style style:name="gr5" style:family="graphic" style:parent-style-name="standard">
      <style:graphic-properties draw:stroke="dash" draw:stroke-dash="Dash_5f_0" svg:stroke-width="0.03cm" svg:stroke-color="#1b1918" draw:stroke-linejoin="miter" svg:stroke-linecap="butt" draw:fill="non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solid" svg:stroke-width="0.03cm" svg:stroke-color="#1b1918" draw:marker-start="Marker_5f_0" draw:marker-start-width="0.3cm" draw:marker-end="Marker_5f_1" draw:marker-end-width="0.3cm" draw:stroke-linejoin="miter" svg:stroke-linecap="butt" draw:fill="none" fo:padding-top="0.14cm" fo:padding-bottom="0.14cm" fo:padding-left="0.265cm" fo:padding-right="0.265cm" loext:decorative="false"/>
    </style:style>
    <style:style style:name="P1" style:family="paragraph">
      <loext:graphic-properties draw:fill="solid" draw:fill-color="#c8c8c8"/>
      <style:text-properties style:font-name="Arial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/>
    </style:style>
    <style:style style:name="P4" style:family="paragraph">
      <loext:graphic-properties draw:fill="solid" draw:fill-color="#ffffff"/>
      <style:text-properties style:font-name="Arial"/>
    </style:style>
    <style:style style:name="P5" style:family="paragraph">
      <loext:graphic-properties draw:fill="none"/>
      <style:text-properties style:font-name="Arial"/>
    </style:style>
    <style:style style:name="T1" style:family="text">
      <style:text-properties fo:color="#1b1918" loext:opacity="100%" style:font-name="Arial" fo:font-size="12pt" style:font-name-asian="Times New Roman" style:font-size-asian="12pt" style:font-name-complex="Times New 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.098cm" svg:height="1.754cm" svg:x="2.118cm" svg:y="1.006cm" svg:viewBox="0 0 2099 1755" draw:points="0,0 0,1755 2099,1755 2099,0">
          <text:p/>
        </draw:polygon>
        <draw:polygon draw:style-name="gr1" draw:text-style-name="P1" draw:layer="layout" svg:width="2.098cm" svg:height="1.754cm" svg:x="0.02cm" svg:y="1.006cm" svg:viewBox="0 0 2099 1755" draw:points="0,0 0,1755 2099,1755 2099,0">
          <text:p/>
        </draw:polygon>
        <draw:polygon draw:style-name="gr1" draw:text-style-name="P1" draw:layer="layout" svg:width="13.519cm" svg:height="1.754cm" svg:x="8.413cm" svg:y="1.006cm" svg:viewBox="0 0 13520 1755" draw:points="0,0 0,1755 13520,1755 13520,0">
          <text:p/>
        </draw:polygon>
        <draw:polygon draw:style-name="gr1" draw:text-style-name="P1" draw:layer="layout" svg:width="4.197cm" svg:height="1.754cm" svg:x="4.216cm" svg:y="1.006cm" svg:viewBox="0 0 4198 1755" draw:points="0,0 0,1755 4198,1755 4198,0">
          <text:p/>
        </draw:polygon>
        <draw:frame draw:style-name="gr2" draw:text-style-name="P3" draw:layer="layout" svg:width="0.394cm" svg:height="0.949cm" svg:x="0.872cm" svg:y="1.24cm">
          <draw:text-box>
            <text:p text:style-name="P2"><text:span text:style-name="T1"><text:line-break/></text:span><text:span text:style-name="T1">4</text:span></text:p>
          </draw:text-box>
        </draw:frame>
        <draw:frame draw:style-name="gr2" draw:text-style-name="P3" draw:layer="layout" svg:width="3.28cm" svg:height="0.949cm" svg:x="4.764cm" svg:y="1.539cm">
          <draw:text-box>
            <text:p text:style-name="P2"><text:span text:style-name="T1">content</text:span><text:span text:style-name="T1"><text:line-break/></text:span><text:span text:style-name="T1">length (n)</text:span></text:p>
          </draw:text-box>
        </draw:frame>
        <draw:frame draw:style-name="gr3" draw:text-style-name="P3" draw:layer="layout" svg:width="2.069cm" svg:height="0.475cm" svg:x="0.084cm" svg:y="0.291cm">
          <draw:text-box>
            <text:p text:style-name="P2"><text:span text:style-name="T1">1 byte</text:span></text:p>
          </draw:text-box>
        </draw:frame>
        <draw:frame draw:style-name="gr3" draw:text-style-name="P3" draw:layer="layout" svg:width="4.832cm" svg:height="0.475cm" svg:x="4.083cm" svg:y="0.291cm">
          <draw:text-box>
            <text:p text:style-name="P2"><text:span text:style-name="T1">length field(2)</text:span></text:p>
          </draw:text-box>
        </draw:frame>
        <draw:path draw:style-name="gr4" draw:text-style-name="P4" draw:layer="layout" svg:width="0.626cm" svg:height="1.957cm" svg:x="21.485cm" svg:y="0.899cm" svg:viewBox="0 0 627 1958" svg:d="M418 0c-775 292-260 678-123 1172 69 247-17 571-207 740-102 93 336 13 473 31 114 15 50-253 30-991-20-726 43-907-54-937-58 1-90-15-119-15z">
          <text:p/>
        </draw:path>
        <draw:frame draw:style-name="gr2" draw:text-style-name="P3" draw:layer="layout" svg:width="0.32cm" svg:height="0.949cm" svg:x="3.007cm" svg:y="1.24cm">
          <draw:text-box>
            <text:p text:style-name="P2"><text:span text:style-name="T1"><text:line-break/></text:span><text:span text:style-name="T1">1</text:span></text:p>
          </draw:text-box>
        </draw:frame>
        <draw:frame draw:style-name="gr3" draw:text-style-name="P3" draw:layer="layout" svg:width="2.069cm" svg:height="0.475cm" svg:x="2.132cm" svg:y="0.291cm">
          <draw:text-box>
            <text:p text:style-name="P2"><text:span text:style-name="T1">1 byte</text:span></text:p>
          </draw:text-box>
        </draw:frame>
        <draw:line draw:style-name="gr5" draw:text-style-name="P5" draw:layer="layout" svg:x1="10.519cm" svg:y1="2.765cm" svg:x2="10.519cm" svg:y2="1.009cm">
          <text:p/>
        </draw:line>
        <draw:frame draw:style-name="gr2" draw:text-style-name="P3" draw:layer="layout" svg:width="3.726cm" svg:height="0.949cm" svg:x="11.8cm" svg:y="1.497cm">
          <draw:text-box>
            <text:p text:style-name="P2"><text:span text:style-name="T1">number of</text:span><text:span text:style-name="T1"><text:line-break/></text:span><text:span text:style-name="T1">channels(t)</text:span></text:p>
          </draw:text-box>
        </draw:frame>
        <draw:line draw:style-name="gr5" draw:text-style-name="P5" draw:layer="layout" svg:x1="12.62cm" svg:y1="2.765cm" svg:x2="12.62cm" svg:y2="1.009cm">
          <text:p/>
        </draw:line>
        <draw:frame draw:style-name="gr2" draw:text-style-name="P3" draw:layer="layout" svg:width="3.108cm" svg:height="0.949cm" svg:x="7.94cm" svg:y="1.576cm">
          <draw:text-box>
            <text:p text:style-name="P2"><text:span text:style-name="T1">source</text:span><text:span text:style-name="T1"><text:line-break/></text:span><text:span text:style-name="T1">identifier</text:span></text:p>
          </draw:text-box>
        </draw:frame>
        <draw:line draw:style-name="gr5" draw:text-style-name="P5" draw:layer="layout" svg:x1="14.72cm" svg:y1="2.765cm" svg:x2="14.72cm" svg:y2="1.009cm">
          <text:p/>
        </draw:line>
        <draw:frame draw:style-name="gr2" draw:text-style-name="P3" draw:layer="layout" svg:width="3.648cm" svg:height="0.949cm" svg:x="14.964cm" svg:y="1.497cm">
          <draw:text-box>
            <text:p text:style-name="P2"><text:span text:style-name="T1">number of</text:span><text:span text:style-name="T1"><text:line-break/></text:span><text:span text:style-name="T1">samples(s)</text:span></text:p>
          </draw:text-box>
        </draw:frame>
        <draw:frame draw:style-name="gr3" draw:text-style-name="P3" draw:layer="layout" svg:width="2.069cm" svg:height="0.475cm" svg:x="8.393cm" svg:y="0.291cm">
          <draw:text-box>
            <text:p text:style-name="P2"><text:span text:style-name="T1">1 byte</text:span></text:p>
          </draw:text-box>
        </draw:frame>
        <draw:frame draw:style-name="gr3" draw:text-style-name="P3" draw:layer="layout" svg:width="4.832cm" svg:height="0.475cm" svg:x="11.153cm" svg:y="0.291cm">
          <draw:text-box>
            <text:p text:style-name="P2"><text:span text:style-name="T1">length field(2)</text:span></text:p>
          </draw:text-box>
        </draw:frame>
        <draw:frame draw:style-name="gr3" draw:text-style-name="P3" draw:layer="layout" svg:width="4.832cm" svg:height="0.475cm" svg:x="14.352cm" svg:y="0.286cm">
          <draw:text-box>
            <text:p text:style-name="P2"><text:span text:style-name="T1">length field(2)</text:span></text:p>
          </draw:text-box>
        </draw:frame>
        <draw:frame draw:style-name="gr2" draw:text-style-name="P3" draw:layer="layout" svg:width="4.323cm" svg:height="0.949cm" svg:x="18.219cm" svg:y="1.497cm">
          <draw:text-box>
            <text:p text:style-name="P2"><text:span text:style-name="T1">visualization</text:span><text:span text:style-name="T1"><text:line-break/></text:span><text:span text:style-name="T1">data</text:span></text:p>
          </draw:text-box>
        </draw:frame>
        <draw:frame draw:style-name="gr2" draw:text-style-name="P3" draw:layer="layout" svg:width="1.434cm" svg:height="0.949cm" svg:x="10.812cm" svg:y="1.497cm">
          <draw:text-box>
            <text:p text:style-name="P2"><text:span text:style-name="T1">data</text:span><text:span text:style-name="T1"><text:line-break/></text:span><text:span text:style-name="T1">type</text:span></text:p>
          </draw:text-box>
        </draw:frame>
        <draw:line draw:style-name="gr5" draw:text-style-name="P5" draw:layer="layout" svg:x1="18.917cm" svg:y1="2.765cm" svg:x2="18.917cm" svg:y2="1.009cm">
          <text:p/>
        </draw:line>
        <draw:frame draw:style-name="gr3" draw:text-style-name="P3" draw:layer="layout" svg:width="2.069cm" svg:height="0.475cm" svg:x="10.484cm" svg:y="0.291cm">
          <draw:text-box>
            <text:p text:style-name="P2"><text:span text:style-name="T1">1 byte</text:span></text:p>
          </draw:text-box>
        </draw:frame>
        <draw:line draw:style-name="gr6" draw:text-style-name="P5" draw:layer="layout" svg:x1="8.402cm" svg:y1="3.193cm" svg:x2="21.751cm" svg:y2="3.193cm">
          <text:p/>
        </draw:line>
        <draw:frame draw:style-name="gr3" draw:text-style-name="P3" draw:layer="layout" svg:width="2.392cm" svg:height="0.475cm" svg:x="12.928cm" svg:y="3.334cm">
          <draw:text-box>
            <text:p text:style-name="P2"><text:span text:style-name="T1">n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7716 0" svg:d="M7716 0h-7716"/>
    <draw:marker draw:name="Marker_5f_1" draw:display-name="Marker_1" svg:viewBox="0 0 7565 5011" svg:d="M0 5011l3781-5011 3784 5011"/>
    <draw:stroke-dash draw:name="Dash_5f_0" draw:display-name="Dash_0" draw:style="rect" draw:dots1="1" draw:dots1-length="0.03cm" draw:dots2="1" draw:dots2-length="0.03cm" draw:distance="0.0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3.8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1-31T22:56:58.280000000</meta:print-date>
    <meta:printed-by>PDF files</meta:printed-by>
    <dc:date>2024-01-31T22:57:19.601000000</dc:date>
    <meta:editing-duration>PT1M19S</meta:editing-duration>
    <meta:editing-cycles>3</meta:editing-cycles>
    <meta:generator>LibreOffice/24.2.0.3$Windows_X86_64 LibreOffice_project/da48488a73ddd66ea24cf16bbc4f7b9c08e9bea1</meta:generator>
    <meta:document-statistic meta:object-count="26"/>
  </office:meta>
</office:document-meta>
</file>